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38f32"/>
    </style:style>
    <style:style style:name="P2" style:family="paragraph" style:parent-style-name="Standard">
      <style:text-properties officeooo:rsid="0013aad0" officeooo:paragraph-rsid="001762a6"/>
    </style:style>
    <style:style style:name="P3" style:family="paragraph" style:parent-style-name="Standard">
      <style:text-properties officeooo:paragraph-rsid="001762a6"/>
    </style:style>
    <style:style style:name="T1" style:family="text">
      <style:text-properties officeooo:rsid="0013aad0"/>
    </style:style>
    <style:style style:name="T2" style:family="text">
      <style:text-properties officeooo:rsid="001588e1"/>
    </style:style>
    <style:style style:name="T3" style:family="text">
      <style:text-properties officeooo:rsid="00176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Kasnik mensk kas ha, <text:span text:style-name="T2">hap</text:span> <text:span text:style-name="T2">kanik, hap kasnik ha kas Amensna mensp kaha Akanak nisk kanisk kasan, hap kasan</text:span></text:p>
      <text:p text:style-name="P3"><text:span text:style-name="Citation"><text:span text:style-name="T1"><text:tab/>inside sing(symbolic) me,and think about,and through(symbolic) me talk a story about skilled persistant wandering man, and he</text:span></text:span></text:p>
      <text:p text:style-name="Standard">harried for years on end,</text:p>
      <text:p text:style-name="P1">after he plundered the stonghold</text:p>
      <text:p text:style-name="P1">on the proud height of Tro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839in" style:writing-mode="page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5:48:57.746712089</meta:creation-date>
    <dc:date>2018-12-24T17:08:26.887470311</dc:date>
    <meta:editing-duration>PT35M3S</meta:editing-duration>
    <meta:editing-cycles>1</meta:editing-cycles>
    <meta:document-statistic meta:table-count="0" meta:image-count="0" meta:object-count="0" meta:page-count="1" meta:paragraph-count="5" meta:word-count="52" meta:character-count="316" meta:non-whitespace-character-count="267"/>
    <meta:generator>LibreOffice/6.0.7.3.0$Linux_X86_64 LibreOffice_project/00m0$Build-3</meta:generator>
  </office:meta>
</office:document-meta>
</file>